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6"/>
          <table:table-cell table:style-name="ce1" office:value-type="string" calcext:value-type="string">
            <text:p>MB/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19159324" calcext:value-type="float">
            <text:p>119159324</text:p>
          </table:table-cell>
          <table:table-cell/>
          <table:table-cell table:formula="of:=[.C2]/1024/1024" office:value-type="float" office:value="113.639186859131" calcext:value-type="float">
            <text:p>113.639186859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ytes read: 119159324</text:p>
          </table:table-cell>
          <table:table-cell table:number-columns-repeated="7"/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Running Hash NONE</text:p>
          </table:table-cell>
          <table:table-cell table:number-columns-repeated="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E$2]/[.B6]" office:value-type="string" office:string-value="" calcext:value-type="error">
            <text:p>#DIV/0!</text:p>
          </table:table-cell>
          <table:table-cell/>
          <table:table-cell table:style-name="ce2" table:formula="of:=[.E6]*1000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string" calcext:value-type="string">
            <text:p>Running Hash JENKINS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2"/>
          <table:table-cell table:formula="of:=[.E$2]/[.B9]" office:value-type="float" office:value="1.08227797008696" calcext:value-type="float">
            <text:p>1.0822779701</text:p>
          </table:table-cell>
          <table:table-cell/>
          <table:table-cell table:style-name="ce2" table:formula="of:=[.E9]*1000" office:value-type="float" office:value="1082.27797008696" calcext:value-type="float">
            <text:p>1082.277970087</text:p>
          </table:table-cell>
          <table:table-cell table:number-columns-repeated="2"/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string" calcext:value-type="string">
            <text:p>Running Hash FLETCHER32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float" office:value="326" calcext:value-type="float">
            <text:p>326</text:p>
          </table:table-cell>
          <table:table-cell table:number-columns-repeated="2"/>
          <table:table-cell table:formula="of:=[.E$2]/[.B12]" office:value-type="float" office:value="0.34858646275807" calcext:value-type="float">
            <text:p>0.3485864628</text:p>
          </table:table-cell>
          <table:table-cell/>
          <table:table-cell table:style-name="ce2" table:formula="of:=[.E12]*1000" office:value-type="float" office:value="348.58646275807" calcext:value-type="float">
            <text:p>348.5864627581</text:p>
          </table:table-cell>
          <table:table-cell table:number-columns-repeated="2"/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string" calcext:value-type="string">
            <text:p>Running Hash XX_HASH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/>
          <table:table-cell table:formula="of:=[.E$2]/[.B15]" office:value-type="float" office:value="2.18536897806021" calcext:value-type="float">
            <text:p>2.1853689781</text:p>
          </table:table-cell>
          <table:table-cell/>
          <table:table-cell table:style-name="ce2" table:formula="of:=[.E15]*1000" office:value-type="float" office:value="2185.36897806021" calcext:value-type="float">
            <text:p>2185.3689780602</text:p>
          </table:table-cell>
          <table:table-cell table:number-columns-repeated="2"/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string" calcext:value-type="string">
            <text:p>Running Hash ADLER32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table:formula="of:=[.E$2]/[.B18]" office:value-type="float" office:value="2.77168748436905" calcext:value-type="float">
            <text:p>2.7716874844</text:p>
          </table:table-cell>
          <table:table-cell/>
          <table:table-cell table:style-name="ce2" table:formula="of:=[.E18]*1000" office:value-type="float" office:value="2771.68748436905" calcext:value-type="float">
            <text:p>2771.6874843691</text:p>
          </table:table-cell>
          <table:table-cell table:number-columns-repeated="2"/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string" calcext:value-type="string">
            <text:p>Running Hash XOR8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formula="of:=[.E$2]/[.B21]" office:value-type="float" office:value="3.55122458934784" calcext:value-type="float">
            <text:p>3.5512245893</text:p>
          </table:table-cell>
          <table:table-cell/>
          <table:table-cell table:style-name="ce2" table:formula="of:=[.E21]*1000" office:value-type="float" office:value="3551.22458934784" calcext:value-type="float">
            <text:p>3551.2245893478</text:p>
          </table:table-cell>
          <table:table-cell table:number-columns-repeated="2"/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string" calcext:value-type="string">
            <text:p>Running Hash CRC32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float" office:value="249" calcext:value-type="float">
            <text:p>249</text:p>
          </table:table-cell>
          <table:table-cell table:number-columns-repeated="2"/>
          <table:table-cell table:formula="of:=[.E$2]/[.B24]" office:value-type="float" office:value="0.456382276542694" calcext:value-type="float">
            <text:p>0.4563822765</text:p>
          </table:table-cell>
          <table:table-cell/>
          <table:table-cell table:style-name="ce2" table:formula="of:=[.E24]*1000" office:value-type="float" office:value="456.382276542694" calcext:value-type="float">
            <text:p>456.3822765427</text:p>
          </table:table-cell>
          <table:table-cell table:number-columns-repeated="2"/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string" calcext:value-type="string">
            <text:p>Running Hash MURMUR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/>
          <table:table-cell table:formula="of:=[.E$2]/[.B27]" office:value-type="float" office:value="1.99366994489703" calcext:value-type="float">
            <text:p>1.9936699449</text:p>
          </table:table-cell>
          <table:table-cell/>
          <table:table-cell table:style-name="ce2" table:formula="of:=[.E27]*1000" office:value-type="float" office:value="1993.66994489703" calcext:value-type="float">
            <text:p>1993.669944897</text:p>
          </table:table-cell>
          <table:table-cell table:number-columns-repeated="2"/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string" calcext:value-type="string">
            <text:p>Running Hash WHIRLPOOL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float" office:value="4175" calcext:value-type="float">
            <text:p>4175</text:p>
          </table:table-cell>
          <table:table-cell table:number-columns-repeated="2"/>
          <table:table-cell table:formula="of:=[.E$2]/[.B30]" office:value-type="float" office:value="0.0272189669123667" calcext:value-type="float">
            <text:p>0.0272189669</text:p>
          </table:table-cell>
          <table:table-cell/>
          <table:table-cell table:style-name="ce2" table:formula="of:=[.E30]*1000" office:value-type="float" office:value="27.2189669123667" calcext:value-type="float">
            <text:p>27.2189669124</text:p>
          </table:table-cell>
          <table:table-cell table:number-columns-repeated="2"/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string" calcext:value-type="string">
            <text:p>Running Hash SHA256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float" office:value="571" calcext:value-type="float">
            <text:p>571</text:p>
          </table:table-cell>
          <table:table-cell table:number-columns-repeated="2"/>
          <table:table-cell table:formula="of:=[.E$2]/[.B33]" office:value-type="float" office:value="0.199017840383767" calcext:value-type="float">
            <text:p>0.1990178404</text:p>
          </table:table-cell>
          <table:table-cell/>
          <table:table-cell table:style-name="ce2" table:formula="of:=[.E33]*1000" office:value-type="float" office:value="199.017840383767" calcext:value-type="float">
            <text:p>199.0178403838</text:p>
          </table:table-cell>
          <table:table-cell table:number-columns-repeated="2"/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string" calcext:value-type="string">
            <text:p>Running Hash MD5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float" office:value="581" calcext:value-type="float">
            <text:p>581</text:p>
          </table:table-cell>
          <table:table-cell table:number-columns-repeated="2"/>
          <table:table-cell table:formula="of:=[.E$2]/[.B36]" office:value-type="float" office:value="0.195592404232583" calcext:value-type="float">
            <text:p>0.1955924042</text:p>
          </table:table-cell>
          <table:table-cell/>
          <table:table-cell table:style-name="ce2" table:formula="of:=[.E36]*1000" office:value-type="float" office:value="195.592404232583" calcext:value-type="float">
            <text:p>195.5924042326</text:p>
          </table:table-cell>
          <table:table-cell table:number-columns-repeated="2"/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string" calcext:value-type="string">
            <text:p>Running Hash HASH_CODE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table:formula="of:=[.E$2]/[.B39]" office:value-type="float" office:value="1.24878227317726" calcext:value-type="float">
            <text:p>1.2487822732</text:p>
          </table:table-cell>
          <table:table-cell/>
          <table:table-cell table:style-name="ce2" table:formula="of:=[.E39]*1000" office:value-type="float" office:value="1248.78227317726" calcext:value-type="float">
            <text:p>1248.7822731773</text:p>
          </table:table-cell>
          <table:table-cell table:number-columns-repeated="2"/>
        </table:table-row>
        <table:table-row table:style-name="ro2" table:number-rows-repeated="3">
          <table:table-cell table:number-columns-repeated="6"/>
          <table:table-cell table:style-name="ce2"/>
          <table:table-cell table:number-columns-repeated="2"/>
        </table:table-row>
        <table:table-row table:style-name="ro2">
          <table:table-cell/>
          <table:table-cell office:value-type="string" calcext:value-type="string">
            <text:p>Bytes read</text:p>
          </table:table-cell>
          <table:table-cell office:value-type="float" office:value="14222744" calcext:value-type="float">
            <text:p>14222744</text:p>
          </table:table-cell>
          <table:table-cell/>
          <table:table-cell table:formula="of:=[.C43]/1024/1024" office:value-type="float" office:value="13.5638656616211" calcext:value-type="float">
            <text:p>13.5638656616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table:number-columns-repeated="6"/>
          <table:table-cell table:style-name="ce2"/>
          <table:table-cell table:number-columns-repeated="2"/>
        </table:table-row>
        <table:table-row table:style-name="ro2">
          <table:table-cell/>
          <table:table-cell office:value-type="string" calcext:value-type="string">
            <text:p>Running Hash BLAKE_2S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float" office:value="2509" calcext:value-type="float">
            <text:p>2509</text:p>
          </table:table-cell>
          <table:table-cell table:number-columns-repeated="2"/>
          <table:table-cell table:formula="of:=[.E$43]/[.B46]" office:value-type="float" office:value="0.00540608436094902" calcext:value-type="float">
            <text:p>0.0054060844</text:p>
          </table:table-cell>
          <table:table-cell/>
          <table:table-cell table:style-name="ce2" table:formula="of:=[.E46]*1000" office:value-type="float" office:value="5.40608436094902" calcext:value-type="float">
            <text:p>5.406084360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2"/>
          <table:table-cell table:number-columns-repeated="2"/>
        </table:table-row>
        <table:table-row table:style-name="ro2">
          <table:table-cell/>
          <table:table-cell office:value-type="string" calcext:value-type="string">
            <text:p>Running Hash SIM_HASH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2">
          <table:table-cell/>
          <table:table-cell office:value-type="float" office:value="8159" calcext:value-type="float">
            <text:p>8159</text:p>
          </table:table-cell>
          <table:table-cell table:number-columns-repeated="2"/>
          <table:table-cell table:formula="of:=[.E$43]/[.B49]" office:value-type="float" office:value="0.00166244216958219" calcext:value-type="float">
            <text:p>0.0016624422</text:p>
          </table:table-cell>
          <table:table-cell/>
          <table:table-cell table:style-name="ce2" table:formula="of:=[.E49]*1000" office:value-type="float" office:value="1.66244216958219" calcext:value-type="float">
            <text:p>1.6624421696</text:p>
          </table:table-cell>
          <table:table-cell table:number-columns-repeated="2"/>
        </table:table-row>
        <table:table-row table:style-name="ro2" table:number-rows-repeated="8">
          <table:table-cell table:number-columns-repeated="9"/>
        </table:table-row>
        <table:table-row table:style-name="ro2">
          <table:table-cell table:number-columns-repeated="2"/>
          <table:table-cell office:value-type="float" office:value="14222744" calcext:value-type="float">
            <text:p>14222744</text:p>
          </table:table-cell>
          <table:table-cell/>
          <table:table-cell table:formula="of:=[.C58]/1024/1024" office:value-type="float" office:value="13.5638656616211" calcext:value-type="float">
            <text:p>13.563865661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ytes read: 14222744</text:p>
          </table:table-cell>
          <table:table-cell table:number-columns-repeated="7"/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Running Hash NONE</text:p>
          </table:table-cell>
          <table:table-cell table:number-columns-repeated="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E$58]/[.B6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Running Hash JENKINS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table:formula="of:=[.E$58]/[.B65]" office:value-type="float" office:value="0.904257710774739" calcext:value-type="float">
            <text:p>0.9042577108</text:p>
          </table:table-cell>
          <table:table-cell/>
          <table:table-cell table:formula="of:=[.E$2]/[.B9]" office:value-type="float" office:value="1.08227797008696" calcext:value-type="float">
            <text:p>1.0822779701</text:p>
          </table:table-cell>
          <table:table-cell/>
          <table:table-cell table:formula="of:=[.G65]-[.E65]" office:value-type="float" office:value="0.178020259312221" calcext:value-type="float">
            <text:p>0.1780202593</text:p>
          </table:table-cell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6"/>
          <table:table-cell table:formula="of:=[.G66]-[.E6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Running Hash FLETCHER32</text:p>
          </table:table-cell>
          <table:table-cell table:number-columns-repeated="6"/>
          <table:table-cell table:formula="of:=[.G67]-[.E6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formula="of:=[.E$58]/[.B68]" office:value-type="float" office:value="0.347791427221054" calcext:value-type="float">
            <text:p>0.3477914272</text:p>
          </table:table-cell>
          <table:table-cell/>
          <table:table-cell table:formula="of:=[.E$2]/[.B12]" office:value-type="float" office:value="0.34858646275807" calcext:value-type="float">
            <text:p>0.3485864628</text:p>
          </table:table-cell>
          <table:table-cell/>
          <table:table-cell table:formula="of:=[.G68]-[.E68]" office:value-type="float" office:value="0.000795035537016486" calcext:value-type="float">
            <text:p>0.0007950355</text:p>
          </table:table-cell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6"/>
          <table:table-cell table:formula="of:=[.G69]-[.E6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Running Hash BLAKE_2S</text:p>
          </table:table-cell>
          <table:table-cell table:number-columns-repeated="6"/>
          <table:table-cell table:formula="of:=[.G70]-[.E7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509" calcext:value-type="float">
            <text:p>2509</text:p>
          </table:table-cell>
          <table:table-cell table:number-columns-repeated="2"/>
          <table:table-cell table:formula="of:=[.E$58]/[.B71]" office:value-type="float" office:value="0.00540608436094902" calcext:value-type="float">
            <text:p>0.0054060844</text:p>
          </table:table-cell>
          <table:table-cell table:number-columns-repeated="4"/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6"/>
          <table:table-cell table:formula="of:=[.G72]-[.E7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Running Hash XX_HASH</text:p>
          </table:table-cell>
          <table:table-cell table:number-columns-repeated="6"/>
          <table:table-cell table:formula="of:=[.G73]-[.E7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formula="of:=[.E$58]/[.B74]" office:value-type="float" office:value="1.69548320770264" calcext:value-type="float">
            <text:p>1.6954832077</text:p>
          </table:table-cell>
          <table:table-cell/>
          <table:table-cell table:formula="of:=[.E$2]/[.B15]" office:value-type="float" office:value="2.18536897806021" calcext:value-type="float">
            <text:p>2.1853689781</text:p>
          </table:table-cell>
          <table:table-cell/>
          <table:table-cell table:formula="of:=[.G74]-[.E74]" office:value-type="float" office:value="0.489885770357572" calcext:value-type="float">
            <text:p>0.4898857704</text:p>
          </table:table-cell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6"/>
          <table:table-cell table:formula="of:=[.G75]-[.E7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Running Hash SIM_HASH</text:p>
          </table:table-cell>
          <table:table-cell table:number-columns-repeated="6"/>
          <table:table-cell table:formula="of:=[.G76]-[.E7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8159" calcext:value-type="float">
            <text:p>8159</text:p>
          </table:table-cell>
          <table:table-cell table:number-columns-repeated="2"/>
          <table:table-cell table:formula="of:=[.E$58]/[.B77]" office:value-type="float" office:value="0.00166244216958219" calcext:value-type="float">
            <text:p>0.0016624422</text:p>
          </table:table-cell>
          <table:table-cell table:number-columns-repeated="4"/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6"/>
          <table:table-cell table:formula="of:=[.G78]-[.E7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Running Hash ADLER32</text:p>
          </table:table-cell>
          <table:table-cell table:number-columns-repeated="6"/>
          <table:table-cell table:formula="of:=[.G79]-[.E7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[.E$58]/[.B80]" office:value-type="float" office:value="2.71277313232422" calcext:value-type="float">
            <text:p>2.7127731323</text:p>
          </table:table-cell>
          <table:table-cell/>
          <table:table-cell table:formula="of:=[.E$2]/[.B18]" office:value-type="float" office:value="2.77168748436905" calcext:value-type="float">
            <text:p>2.7716874844</text:p>
          </table:table-cell>
          <table:table-cell/>
          <table:table-cell table:formula="of:=[.G80]-[.E80]" office:value-type="float" office:value="0.0589143520448268" calcext:value-type="float">
            <text:p>0.058914352</text:p>
          </table:table-cell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6"/>
          <table:table-cell table:formula="of:=[.G81]-[.E8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Running Hash XOR8</text:p>
          </table:table-cell>
          <table:table-cell table:number-columns-repeated="6"/>
          <table:table-cell table:formula="of:=[.G82]-[.E8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E$58]/[.B83]" office:value-type="float" office:value="3.39096641540527" calcext:value-type="float">
            <text:p>3.3909664154</text:p>
          </table:table-cell>
          <table:table-cell/>
          <table:table-cell table:formula="of:=[.E$2]/[.B21]" office:value-type="float" office:value="3.55122458934784" calcext:value-type="float">
            <text:p>3.5512245893</text:p>
          </table:table-cell>
          <table:table-cell/>
          <table:table-cell table:formula="of:=[.G83]-[.E83]" office:value-type="float" office:value="0.160258173942566" calcext:value-type="float">
            <text:p>0.1602581739</text:p>
          </table:table-cell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6"/>
          <table:table-cell table:formula="of:=[.G84]-[.E8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Running Hash CRC32</text:p>
          </table:table-cell>
          <table:table-cell table:number-columns-repeated="6"/>
          <table:table-cell table:formula="of:=[.G85]-[.E8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table:formula="of:=[.E$58]/[.B86]" office:value-type="float" office:value="0.467719505573141" calcext:value-type="float">
            <text:p>0.4677195056</text:p>
          </table:table-cell>
          <table:table-cell/>
          <table:table-cell table:formula="of:=[.E$2]/[.B24]" office:value-type="float" office:value="0.456382276542694" calcext:value-type="float">
            <text:p>0.4563822765</text:p>
          </table:table-cell>
          <table:table-cell/>
          <table:table-cell table:formula="of:=[.G86]-[.E86]" office:value-type="float" office:value="-0.011337229030447" calcext:value-type="float">
            <text:p>-0.011337229</text:p>
          </table:table-cell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6"/>
          <table:table-cell table:formula="of:=[.G87]-[.E8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Running Hash MURMUR</text:p>
          </table:table-cell>
          <table:table-cell table:number-columns-repeated="6"/>
          <table:table-cell table:formula="of:=[.G88]-[.E8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formula="of:=[.E$58]/[.B89]" office:value-type="float" office:value="1.9376950945173" calcext:value-type="float">
            <text:p>1.9376950945</text:p>
          </table:table-cell>
          <table:table-cell/>
          <table:table-cell table:formula="of:=[.E$2]/[.B27]" office:value-type="float" office:value="1.99366994489703" calcext:value-type="float">
            <text:p>1.9936699449</text:p>
          </table:table-cell>
          <table:table-cell/>
          <table:table-cell table:formula="of:=[.G89]-[.E89]" office:value-type="float" office:value="0.0559748503797335" calcext:value-type="float">
            <text:p>0.0559748504</text:p>
          </table:table-cell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6"/>
          <table:table-cell table:formula="of:=[.G90]-[.E9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Running Hash WHIRLPOOL</text:p>
          </table:table-cell>
          <table:table-cell table:number-columns-repeated="6"/>
          <table:table-cell table:formula="of:=[.G91]-[.E9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503" calcext:value-type="float">
            <text:p>503</text:p>
          </table:table-cell>
          <table:table-cell table:number-columns-repeated="2"/>
          <table:table-cell table:formula="of:=[.E$58]/[.B92]" office:value-type="float" office:value="0.0269659357089883" calcext:value-type="float">
            <text:p>0.0269659357</text:p>
          </table:table-cell>
          <table:table-cell/>
          <table:table-cell table:formula="of:=[.E$2]/[.B30]" office:value-type="float" office:value="0.0272189669123667" calcext:value-type="float">
            <text:p>0.0272189669</text:p>
          </table:table-cell>
          <table:table-cell/>
          <table:table-cell table:formula="of:=[.G92]-[.E92]" office:value-type="float" office:value="0.000253031203378416" calcext:value-type="float">
            <text:p>0.0002530312</text:p>
          </table:table-cell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6"/>
          <table:table-cell table:formula="of:=[.G93]-[.E9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Running Hash SHA256</text:p>
          </table:table-cell>
          <table:table-cell table:number-columns-repeated="6"/>
          <table:table-cell table:formula="of:=[.G94]-[.E9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table:formula="of:=[.E$58]/[.B95]" office:value-type="float" office:value="0.191040361431283" calcext:value-type="float">
            <text:p>0.1910403614</text:p>
          </table:table-cell>
          <table:table-cell/>
          <table:table-cell table:formula="of:=[.E$2]/[.B33]" office:value-type="float" office:value="0.199017840383767" calcext:value-type="float">
            <text:p>0.1990178404</text:p>
          </table:table-cell>
          <table:table-cell/>
          <table:table-cell table:formula="of:=[.G95]-[.E95]" office:value-type="float" office:value="0.00797747895248382" calcext:value-type="float">
            <text:p>0.007977479</text:p>
          </table:table-cell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6"/>
          <table:table-cell table:formula="of:=[.G96]-[.E9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Running Hash MD5</text:p>
          </table:table-cell>
          <table:table-cell table:number-columns-repeated="6"/>
          <table:table-cell table:formula="of:=[.G97]-[.E9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table:formula="of:=[.E$58]/[.B98]" office:value-type="float" office:value="0.188387023078071" calcext:value-type="float">
            <text:p>0.1883870231</text:p>
          </table:table-cell>
          <table:table-cell/>
          <table:table-cell table:formula="of:=[.E$2]/[.B36]" office:value-type="float" office:value="0.195592404232583" calcext:value-type="float">
            <text:p>0.1955924042</text:p>
          </table:table-cell>
          <table:table-cell/>
          <table:table-cell table:formula="of:=[.G98]-[.E98]" office:value-type="float" office:value="0.00720538115451247" calcext:value-type="float">
            <text:p>0.0072053812</text:p>
          </table:table-cell>
        </table:table-row>
        <table:table-row table:style-name="ro2">
          <table:table-cell/>
          <table:table-cell table:formula="of:============" office:value-type="string" office:string-value="" calcext:value-type="error">
            <text:p>Err:510</text:p>
          </table:table-cell>
          <table:table-cell table:number-columns-repeated="6"/>
          <table:table-cell table:formula="of:=[.G99]-[.E9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Running Hash HASH_CODE</text:p>
          </table:table-cell>
          <table:table-cell table:number-columns-repeated="6"/>
          <table:table-cell table:formula="of:=[.G100]-[.E10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formula="of:=[.E$58]/[.B101]" office:value-type="float" office:value="1.23307869651101" calcext:value-type="float">
            <text:p>1.2330786965</text:p>
          </table:table-cell>
          <table:table-cell/>
          <table:table-cell table:formula="of:=[.E$2]/[.B39]" office:value-type="float" office:value="1.24878227317726" calcext:value-type="float">
            <text:p>1.2487822732</text:p>
          </table:table-cell>
          <table:table-cell/>
          <table:table-cell table:formula="of:=[.G101]-[.E101]" office:value-type="float" office:value="0.0157035766662537" calcext:value-type="float">
            <text:p>0.01570357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21:24.604304240</meta:creation-date>
    <dc:date>2017-12-07T08:50:46.694290888</dc:date>
    <meta:editing-duration>P1DT22H17M30S</meta:editing-duration>
    <meta:editing-cycles>3</meta:editing-cycles>
    <meta:generator>LibreOffice/5.1.6.2$Linux_X86_64 LibreOffice_project/10m0$Build-2</meta:generator>
    <meta:document-statistic meta:table-count="1" meta:cell-count="180" meta:object-count="0"/>
  </office:meta>
</office:document-meta>
</file>